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82cm"/>
    </style:style>
    <style:style style:name="co2" style:family="table-column">
      <style:table-column-properties fo:break-before="auto" style:column-width="1.498cm"/>
    </style:style>
    <style:style style:name="co3" style:family="table-column">
      <style:table-column-properties fo:break-before="auto" style:column-width="1.316cm"/>
    </style:style>
    <style:style style:name="co4" style:family="table-column">
      <style:table-column-properties fo:break-before="auto" style:column-width="1.224cm"/>
    </style:style>
    <style:style style:name="co5" style:family="table-column">
      <style:table-column-properties fo:break-before="auto" style:column-width="1.436cm"/>
    </style:style>
    <style:style style:name="co6" style:family="table-column">
      <style:table-column-properties fo:break-before="auto" style:column-width="1.254cm"/>
    </style:style>
    <style:style style:name="co7" style:family="table-column">
      <style:table-column-properties fo:break-before="auto" style:column-width="2.178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907cm" fo:break-before="auto" style:use-optimal-row-height="fals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 style:data-style-name="N11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10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 style:data-style-name="N112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12">
      <style:table-cell-properties style:text-align-source="fix" style:repeat-content="false" fo:wrap-option="wrap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4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8" table:default-cell-style-name="ce6"/>
        <table:table-column table:style-name="co7" table:default-cell-style-name="ce6"/>
        <table:table-column table:style-name="co9" table:default-cell-style-name="ce8"/>
        <table:table-column table:style-name="co9" table:number-columns-repeated="1013" table:default-cell-style-name="ce3"/>
        <table:table-row table:style-name="ro1">
          <table:table-cell table:style-name="ce1" office:value-type="string" calcext:value-type="string" table:number-columns-spanned="11" table:number-rows-spanned="1">
            <text:p>HW_C009_sigma025_01_noisy.jpg</text:p>
          </table:table-cell>
          <table:covered-table-cell table:number-columns-repeated="10"/>
          <table:table-cell table:number-columns-repeated="1013"/>
        </table:table-row>
        <table:table-row table:style-name="ro2">
          <table:table-cell table:style-name="ce2" office:value-type="string" calcext:value-type="string">
            <text:p>Test number</text:p>
          </table:table-cell>
          <table:table-cell table:style-name="ce2" office:value-type="string" calcext:value-type="string">
            <text:p>window_radius</text:p>
          </table:table-cell>
          <table:table-cell table:style-name="ce2" office:value-type="string" calcext:value-type="string">
            <text:p>patch_radius</text:p>
          </table:table-cell>
          <table:table-cell table:style-name="ce2" office:value-type="string" calcext:value-type="string">
            <text:p>distances</text:p>
          </table:table-cell>
          <table:table-cell table:style-name="ce5" office:value-type="string" calcext:value-type="string">
            <text:p>angles [rad]</text:p>
          </table:table-cell>
          <table:table-cell table:style-name="ce2" office:value-type="string" calcext:value-type="string">
            <text:p>symmetric</text:p>
          </table:table-cell>
          <table:table-cell table:style-name="ce2" office:value-type="string" calcext:value-type="string">
            <text:p>props</text:p>
          </table:table-cell>
          <table:table-cell table:style-name="ce2" office:value-type="string" calcext:value-type="string">
            <text:p>obs</text:p>
          </table:table-cell>
          <table:table-cell table:style-name="ce7" office:value-type="string" calcext:value-type="string">
            <text:p>PSNR [dB]</text:p>
          </table:table-cell>
          <table:table-cell table:style-name="ce7" office:value-type="string" calcext:value-type="string">
            <text:p>MSSIM</text:p>
          </table:table-cell>
          <table:table-cell table:style-name="ce9" office:value-type="string" calcext:value-type="string">
            <text:p>TEMPO</text:p>
          </table:table-cell>
          <table:table-cell table:style-name="ce2" table:number-columns-repeated="1013"/>
        </table:table-row>
        <table:table-row table:style-name="ro3">
          <table:table-cell office:value-type="string" calcext:value-type="string">
            <text:p>noisy</text:p>
          </table:table-cell>
          <table:table-cell table:number-columns-repeated="6" office:value-type="string" calcext:value-type="string">
            <text:p>-</text:p>
          </table:table-cell>
          <table:table-cell/>
          <table:table-cell office:value-type="float" office:value="19.647579" calcext:value-type="float">
            <text:p>19,647579</text:p>
          </table:table-cell>
          <table:table-cell office:value-type="float" office:value="0.672708" calcext:value-type="float">
            <text:p>0,672708</text:p>
          </table:table-cell>
          <table:table-cell office:value-type="time" office:time-value="PT00H10M20S" calcext:value-type="time">
            <text:p>10:20</text:p>
          </table:table-cell>
          <table:table-cell table:number-columns-repeated="1013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24.752933" calcext:value-type="float">
            <text:p>24,752933</text:p>
          </table:table-cell>
          <table:table-cell office:value-type="float" office:value="0.817102" calcext:value-type="float">
            <text:p>0,817102</text:p>
          </table:table-cell>
          <table:table-cell office:value-type="time" office:time-value="PT00H09M37S" calcext:value-type="time">
            <text:p>09:37</text:p>
          </table:table-cell>
          <table:table-cell table:number-columns-repeated="1013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24.7529" calcext:value-type="float">
            <text:p>24,752900</text:p>
          </table:table-cell>
          <table:table-cell office:value-type="float" office:value="0.8171" calcext:value-type="float">
            <text:p>0,817100</text:p>
          </table:table-cell>
          <table:table-cell table:number-columns-repeated="1014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PI()/4" office:value-type="float" office:value="0.785398163397448" calcext:value-type="float">
            <text:p>0,7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24.639555" calcext:value-type="float">
            <text:p>24,639555</text:p>
          </table:table-cell>
          <table:table-cell office:value-type="float" office:value="0.811738" calcext:value-type="float">
            <text:p>0,811738</text:p>
          </table:table-cell>
          <table:table-cell table:number-columns-repeated="1014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PI()/4" office:value-type="float" office:value="0.785398163397448" calcext:value-type="float">
            <text:p>0,79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24.639571" calcext:value-type="float">
            <text:p>24,639571</text:p>
          </table:table-cell>
          <table:table-cell office:value-type="float" office:value="0.811739" calcext:value-type="float">
            <text:p>0,811739</text:p>
          </table:table-cell>
          <table:table-cell office:value-type="time" office:time-value="PT00H09M58S" calcext:value-type="time">
            <text:p>09:58</text:p>
          </table:table-cell>
          <table:table-cell table:number-columns-repeated="1013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PI()/2" office:value-type="float" office:value="1.5707963267949" calcext:value-type="float">
            <text:p>1,57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24.752924" calcext:value-type="float">
            <text:p>24,752924</text:p>
          </table:table-cell>
          <table:table-cell office:value-type="float" office:value="0.817102" calcext:value-type="float">
            <text:p>0,817102</text:p>
          </table:table-cell>
          <table:table-cell office:value-type="time" office:time-value="PT00H10M34S" calcext:value-type="time">
            <text:p>10:34</text:p>
          </table:table-cell>
          <table:table-cell table:number-columns-repeated="1013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PI()/2" office:value-type="float" office:value="1.5707963267949" calcext:value-type="float">
            <text:p>1,57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24.752903" calcext:value-type="float">
            <text:p>24,752903</text:p>
          </table:table-cell>
          <table:table-cell office:value-type="float" office:value="0.817101" calcext:value-type="float">
            <text:p>0,817101</text:p>
          </table:table-cell>
          <table:table-cell office:value-type="time" office:time-value="PT00H10M11S" calcext:value-type="time">
            <text:p>10:11</text:p>
          </table:table-cell>
          <table:table-cell table:number-columns-repeated="1013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3*PI()/4" office:value-type="float" office:value="2.35619449019234" calcext:value-type="float">
            <text:p>2,3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24.752949" calcext:value-type="float">
            <text:p>24,752949</text:p>
          </table:table-cell>
          <table:table-cell office:value-type="float" office:value="0.817103" calcext:value-type="float">
            <text:p>0,817103</text:p>
          </table:table-cell>
          <table:table-cell office:value-type="time" office:time-value="PT00H10M33S" calcext:value-type="time">
            <text:p>10:33</text:p>
          </table:table-cell>
          <table:table-cell table:number-columns-repeated="1013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formula="of:=3*PI()/4" office:value-type="float" office:value="2.35619449019234" calcext:value-type="float">
            <text:p>2,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24.752939" calcext:value-type="float">
            <text:p>24,752939</text:p>
          </table:table-cell>
          <table:table-cell office:value-type="float" office:value="0.817103" calcext:value-type="float">
            <text:p>0,817103</text:p>
          </table:table-cell>
          <table:table-cell office:value-type="time" office:time-value="PT00H10M04S" calcext:value-type="time">
            <text:p>10:04</text:p>
          </table:table-cell>
          <table:table-cell table:number-columns-repeated="1013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4.75293" calcext:value-type="float">
            <text:p>24,752930</text:p>
          </table:table-cell>
          <table:table-cell office:value-type="float" office:value="0.817102" calcext:value-type="float">
            <text:p>0,817102</text:p>
          </table:table-cell>
          <table:table-cell office:value-type="time" office:time-value="PT00H02M47S" calcext:value-type="time">
            <text:p>02:47</text:p>
          </table:table-cell>
          <table:table-cell table:number-columns-repeated="1013"/>
        </table:table-row>
        <table:table-row table:style-name="ro3"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true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float" office:value="24.752923" calcext:value-type="float">
            <text:p>24,752923</text:p>
          </table:table-cell>
          <table:table-cell office:value-type="float" office:value="0.817101" calcext:value-type="float">
            <text:p>0,817101</text:p>
          </table:table-cell>
          <table:table-cell office:value-type="time" office:time-value="PT00H04M11S" calcext:value-type="time">
            <text:p>04:11</text:p>
          </table:table-cell>
          <table:table-cell table:number-columns-repeated="1013"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,1,2</text:p>
          </table:table-cell>
          <table:table-cell/>
          <table:table-cell office:value-type="float" office:value="24.752919" calcext:value-type="float">
            <text:p>24,752919</text:p>
          </table:table-cell>
          <table:table-cell office:value-type="float" office:value="0.817101" calcext:value-type="float">
            <text:p>0,817101</text:p>
          </table:table-cell>
          <table:table-cell office:value-type="time" office:time-value="PT00H05M41S" calcext:value-type="time">
            <text:p>05:41</text:p>
          </table:table-cell>
          <table:table-cell table:number-columns-repeated="1013"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,1,2,3</text:p>
          </table:table-cell>
          <table:table-cell/>
          <table:table-cell office:value-type="float" office:value="24.752916" calcext:value-type="float">
            <text:p>24,752916</text:p>
          </table:table-cell>
          <table:table-cell office:value-type="float" office:value="0.817101" calcext:value-type="float">
            <text:p>0,817101</text:p>
          </table:table-cell>
          <table:table-cell office:value-type="time" office:time-value="PT00H06M31S" calcext:value-type="time">
            <text:p>06:31</text:p>
          </table:table-cell>
          <table:table-cell table:number-columns-repeated="1013"/>
        </table:table-row>
        <table:table-row table:style-name="ro3"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,1,2,3,4</text:p>
          </table:table-cell>
          <table:table-cell/>
          <table:table-cell office:value-type="float" office:value="24.75293" calcext:value-type="float">
            <text:p>24,752930</text:p>
          </table:table-cell>
          <table:table-cell office:value-type="float" office:value="0.817102" calcext:value-type="float">
            <text:p>0,817102</text:p>
          </table:table-cell>
          <table:table-cell office:value-type="time" office:time-value="PT00H09M23S" calcext:value-type="time">
            <text:p>09:23</text:p>
          </table:table-cell>
          <table:table-cell table:number-columns-repeated="1013"/>
        </table:table-row>
        <table:table-row table:style-name="ro3"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,1,2,3,4,5</text:p>
          </table:table-cell>
          <table:table-cell office:value-type="string" calcext:value-type="string">
            <text:p>idem teste 1</text:p>
          </table:table-cell>
          <table:table-cell office:value-type="float" office:value="24.752933" calcext:value-type="float">
            <text:p>24,752933</text:p>
          </table:table-cell>
          <table:table-cell office:value-type="float" office:value="0.817102" calcext:value-type="float">
            <text:p>0,817102</text:p>
          </table:table-cell>
          <table:table-cell office:value-type="time" office:time-value="PT00H10M12S" calcext:value-type="time">
            <text:p>10:12</text:p>
          </table:table-cell>
          <table:table-cell table:number-columns-repeated="1013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dem teste 9</text:p>
          </table:table-cell>
          <table:table-cell office:value-type="float" office:value="24.75293" calcext:value-type="float">
            <text:p>24,752930</text:p>
          </table:table-cell>
          <table:table-cell office:value-type="float" office:value="0.817102" calcext:value-type="float">
            <text:p>0,817102</text:p>
          </table:table-cell>
          <table:table-cell office:value-type="time" office:time-value="PT00H02M48S" calcext:value-type="time">
            <text:p>02:48</text:p>
          </table:table-cell>
          <table:table-cell table:number-columns-repeated="1013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.752933" calcext:value-type="float">
            <text:p>24,752933</text:p>
          </table:table-cell>
          <table:table-cell office:value-type="float" office:value="0.817102" calcext:value-type="float">
            <text:p>0,817102</text:p>
          </table:table-cell>
          <table:table-cell office:value-type="time" office:time-value="PT00H02M49S" calcext:value-type="time">
            <text:p>02:49</text:p>
          </table:table-cell>
          <table:table-cell table:number-columns-repeated="1013"/>
        </table:table-row>
        <table:table-row table:style-name="ro3"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4.752921" calcext:value-type="float">
            <text:p>24,752921</text:p>
          </table:table-cell>
          <table:table-cell office:value-type="float" office:value="0.817102" calcext:value-type="float">
            <text:p>0,817102</text:p>
          </table:table-cell>
          <table:table-cell office:value-type="time" office:time-value="PT00H03M01S" calcext:value-type="time">
            <text:p>03:01</text:p>
          </table:table-cell>
          <table:table-cell table:number-columns-repeated="1013"/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tru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4.752907" calcext:value-type="float">
            <text:p>24,752907</text:p>
          </table:table-cell>
          <table:table-cell office:value-type="float" office:value="0.817101" calcext:value-type="float">
            <text:p>0,817101</text:p>
          </table:table-cell>
          <table:table-cell office:value-type="time" office:time-value="PT00H02M18S" calcext:value-type="time">
            <text:p>02:18</text:p>
          </table:table-cell>
          <table:table-cell table:number-columns-repeated="1013"/>
        </table:table-row>
        <table:table-row table:style-name="ro3"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true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4.752941" calcext:value-type="float">
            <text:p>24,752941</text:p>
          </table:table-cell>
          <table:table-cell office:value-type="float" office:value="0.817102" calcext:value-type="float">
            <text:p>0,817102</text:p>
          </table:table-cell>
          <table:table-cell office:value-type="time" office:time-value="PT00H04M19S" calcext:value-type="time">
            <text:p>04:19</text:p>
          </table:table-cell>
          <table:table-cell table:number-columns-repeated="1013"/>
        </table:table-row>
        <table:table-row table:style-name="ro3"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,00</text:p>
          </table:table-cell>
          <table:table-cell office:value-type="string" calcext:value-type="string">
            <text:p>true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4.75291" calcext:value-type="float">
            <text:p>24,752910</text:p>
          </table:table-cell>
          <table:table-cell office:value-type="float" office:value="0.817101" calcext:value-type="float">
            <text:p>0,817101</text:p>
          </table:table-cell>
          <table:table-cell office:value-type="time" office:time-value="PT00H02M17S" calcext:value-type="time">
            <text:p>02:17</text:p>
          </table:table-cell>
          <table:table-cell table:number-columns-repeated="1013"/>
        </table:table-row>
        <table:table-row table:style-name="ro3" table:number-rows-repeated="104855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 number:grouping="true"/>
    </number:number-style>
    <number:number-style style:name="N108">
      <number:number number:decimal-places="4" loext:min-decimal-places="4" number:min-integer-digits="1" number:grouping="true"/>
    </number:number-style>
    <number:number-style style:name="N109">
      <number:number number:decimal-places="5" loext:min-decimal-places="5" number:min-integer-digits="1" number:grouping="true"/>
    </number:number-style>
    <number:number-style style:name="N110">
      <number:number number:decimal-places="6" loext:min-decimal-places="6" number:min-integer-digits="1" number:grouping="true"/>
    </number:number-style>
    <number:number-style style:name="N111">
      <number:number number:decimal-places="7" loext:min-decimal-places="7" number:min-integer-digits="1" number:grouping="true"/>
    </number:number-style>
    <number:time-style style:name="N112">
      <number:minutes number:style="long"/>
      <number:text>:</number:text>
      <number:second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9T10:56:49.426541152</meta:creation-date>
    <meta:generator>LibreOffice/6.4.7.2$Linux_X86_64 LibreOffice_project/40$Build-2</meta:generator>
    <dc:date>2021-11-29T17:04:46.488301567</dc:date>
    <meta:editing-duration>PT2H47M20S</meta:editing-duration>
    <meta:editing-cycles>12</meta:editing-cycles>
    <meta:document-statistic meta:table-count="1" meta:cell-count="222" meta:object-count="0"/>
  </office:meta>
</office:document-meta>
</file>